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34346"/>
    </style:style>
    <style:style style:name="P2" style:family="paragraph" style:parent-style-name="Standard">
      <style:text-properties officeooo:rsid="0014ea5d" officeooo:paragraph-rsid="0014ea5d"/>
    </style:style>
    <style:style style:name="P3" style:family="paragraph" style:parent-style-name="Standard">
      <style:text-properties officeooo:rsid="00165ed6" officeooo:paragraph-rsid="00165ed6"/>
    </style:style>
    <style:style style:name="P4" style:family="paragraph" style:parent-style-name="Standard">
      <style:text-properties officeooo:rsid="0017abf7" officeooo:paragraph-rsid="00134346"/>
    </style:style>
    <style:style style:name="P5" style:family="paragraph" style:parent-style-name="Standard">
      <style:text-properties officeooo:rsid="0017abf7" officeooo:paragraph-rsid="0017abf7"/>
    </style:style>
    <style:style style:name="P6" style:family="paragraph" style:parent-style-name="Standard">
      <style:text-properties officeooo:paragraph-rsid="0017abf7"/>
    </style:style>
    <style:style style:name="P7" style:family="paragraph" style:parent-style-name="Standard">
      <style:text-properties officeooo:rsid="00193384" officeooo:paragraph-rsid="00193384"/>
    </style:style>
    <style:style style:name="T1" style:family="text">
      <style:text-properties officeooo:rsid="0017abf7"/>
    </style:style>
    <style:style style:name="T2" style:family="text">
      <style:text-properties officeooo:rsid="00193384"/>
    </style:style>
    <style:style style:name="fr1" style:family="graphic" style:parent-style-name="OLE">
      <style:graphic-properties style:vertical-pos="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Adrian Galicia</text:p>
      <text:p text:style-name="P5">cs596</text:p>
      <text:p text:style-name="P5"/>
      <text:p text:style-name="P5"/>
      <text:p text:style-name="P5"/>
      <text:p text:style-name="P5"><text:tab/>In this program we were asked to estimate an approximation of pi for the limits of a double precision. For this I used the code given in the Hw2 slides and just <text:s/>parallelize it <text:s/>to use it with the mpicc compiler and to run it in the queuing system. The doubles have the capacity to store a little bit more than 14 decimal places but because of the microsoft office restrictions I was only able to use 14 decimal places. <text:s/>I run the program in 6 different configuration, using 1, 2,4,8.16 and 32 processing elements on tuckoo, the results of the approximation of PI are demonstrated in Table 1. For the error I computed the % different between my value and an official value I found on the wikipedia site.</text:p>
      <text:p text:style-name="P5">Moreover, with my configuration I tested <text:s/>different number of NAREAS to divide between the processors. I gave it processor a chunk of the whole data( NAREAS/comm_sz) and then each processor computes their local sum. After that each processor sends the local sum to the master node (root node) which multiplies this sum one more time by the step size to get PI. </text:p>
      <text:p text:style-name="P6"><text:span text:style-name="T1"><text:tab/>Because some numbers of area were not evenly divisible by the number of processors , the approximated value using the same number of areas but with different number of processors varies. This is shown in table time vs Nareas for each processor( a family of curves). <text:s/>For the MPI part I only used <text:s/>MPI_Send and MPI_Receive to maintain it simple and easy to read. I used ! Helper function. <text:line-break/>Theoretically the more areas the user inputs = more precision in the approximation. A sweetspot could be seen using 10^6 and 8 processors. . In the graph ERROR vs NAREAs for each processor it can be the behavior described above can be appreciated. </text:span></text:p>
      <text:p text:style-name="P6"><text:tab/><text:span text:style-name="T2">There were some weird behaviors in the TIME VS nprocs graph. I believe because <text:s/>jobs with 1 2 and 4 processors are run in the same processor they maintain a constant time, but when another node is introduced the time increasses unexpectedly. This is because of the communication. But one can see that as the NAREAS increase this communication delay its blurred and the graph mantains its negative slope.</text:span></text:p>
      <text:p text:style-name="P6"><text:tab/><text:span text:style-name="T2">For this program I didnt use any outside sources, just the code in the hw2 slides and the class slides. </text:span></text:p>
      <text:p text:style-name="P6"/>
      <text:p text:style-name="P7"><text:s/><text:tab/>For the prime number program I used MPI send and MPI_recv Also. For some reason some combinations of rpoblem sizes and <text:s/>NPROCS the program crashed. I was not able to find out the reason but I still got a goot view of the behavior. For this I also use N input from 10^3 to 10^9. because I was passing the input size as a command line argument and using the atoi function to convert it into integer. Atoi only converts to signed integer so the upper limit for this whole hw was 10^9, going beyond this point would cause negative numbers (atoi returns a signed integer). In the graph TIME vs #primes for each processor one could see that as the number of processors is incremented the time is more lineal with a negative slope or a logarithmic behavior..<text:line-break/><text:tab/>for this I dint use outside sources either. Just look at some youtube videos about understanding how the algorithm works .<text:line-break/><text:line-break/>Overall it was an interesting problem. I used different batch files for each configuration of proceessors. To minimize variance I tried to use the same processors in all the different configurations. Also to turn the jobs fast to the queue I wrote a script to turn 8 jobs at a time each with its own dedicated batch script file. </text:p>
      <text:p text:style-name="P7"/>
      <text:p text:style-name="P7"/>
      <text:p text:style-name="P6"><text:soft-page-break/></text:p>
      <text:p text:style-name="P1"/>
      <text:p text:style-name="P1"/>
      <text:p text:style-name="P1"/>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ABLE 1 <text:s text:c="2"/>PI TIMES </text:p>
      <text:p text:style-name="P1"/>
      <text:p text:style-name="P1"><draw:frame draw:style-name="fr1" draw:name="Object1" text:anchor-type="paragraph" svg:x="-0.1626in" svg:width="7.25in" svg:height="1.3335in" draw:z-index="0"><draw:object xlink:href="./Object 1" xlink:type="simple" xlink:show="embed" xlink:actuate="onLoad"/><draw:image xlink:href="./ObjectReplacements/Object 1" xlink:type="simple" xlink:show="embed" xlink:actuate="onLoad"/></draw:frame><text:soft-page-break/></text:p>
      <text:p text:style-name="P2">TABLE 2 . PI % ERRORS</text:p>
      <text:p text:style-name="P2"/>
      <text:p text:style-name="P2"/>
      <text:p text:style-name="P2"><draw:frame draw:style-name="fr1" draw:name="Object2" text:anchor-type="paragraph" svg:x="-0.1in" svg:width="7.1874in" svg:height="1.3335in" draw:z-index="1"><draw:object xlink:href="./Object 2" xlink:type="simple" xlink:show="embed" xlink:actuate="onLoad"/><draw:image xlink:href="./ObjectReplacements/Object 2" xlink:type="simple" xlink:show="embed" xlink:actuate="onLoad"/></draw:frame></text:p>
      <text:p text:style-name="P2">TABLE 3 <text:s/>PRIME TIMES</text:p>
      <text:p text:style-name="P2"/>
      <text:p text:style-name="P2"/>
      <text:p text:style-name="P2"><draw:frame draw:style-name="fr1" draw:name="Object3" text:anchor-type="paragraph" svg:x="-0.0374in" svg:width="7.1252in" svg:height="1.3335in" draw:z-index="2"><draw:object xlink:href="./Object 3" xlink:type="simple" xlink:show="embed" xlink:actuate="onLoad"/><draw:image xlink:href="./ObjectReplacements/Object 3"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galicia@tuckoo hw2]$ mpirun -np 2 ./primes</text:p>
      <text:p text:style-name="P3">local_n is 1785 </text:p>
      <text:p text:style-name="P3"><text:soft-page-break/>2 ,3 ,5 ,7 ,11 ,13 ,17 ,19 ,23 ,29 ,31 ,37 ,41 ,43 ,47 ,53 ,59 ,61 ,67 ,71 ,73 ,79 ,83 ,89 ,97 ,101 ,103 ,107 ,109 ,113 ,127 ,131 ,137 ,139 ,149 ,151 ,157 ,163 ,167 ,173 ,179 ,181 ,191 ,193 ,197 ,199 ,211 ,223 ,227 ,229 ,233 ,239 ,241 ,251 ,257 ,263 ,269 ,271 ,277 ,281 ,283 ,293 ,307 ,311 ,313 ,317 ,331 ,337 ,347 ,349 ,353 ,359 ,367 ,373 ,379 ,383 ,389 ,397 ,401 ,409 ,419 ,421 ,431 ,433 ,439 ,443 ,449 ,457 ,461 ,463 ,467 ,479 ,487 ,491 ,499 ,503 ,509 ,521 ,523 ,541 ,547 ,557 ,563 ,569 ,571 ,577 ,587 ,593 ,599 ,601 ,607 ,613 ,617 ,619 ,631 ,641 ,643 ,647 ,653 ,659 ,661 ,673 ,677 ,683 ,691 ,701 ,709 ,719 ,727 ,733 ,739 ,743 ,751 ,757 ,761 ,769 ,773 ,787 ,797 ,809 ,811 ,821 ,823 ,827 ,829 ,839 ,853 ,857 ,859 ,863 ,877 ,881 ,883 ,887 ,907 ,911 ,919 ,929 ,937 ,941 ,947 ,953 ,967 ,971 ,977 ,983 ,991 ,997 ,1009 ,1013 ,1019 ,1021 ,1031 ,1033 ,1039 ,1049 ,1051 ,1061 ,1063 ,1069 ,1087 ,1091 ,1093 ,1097 ,1103 ,1109 ,1117 ,1123 ,1129 ,1151 ,1153 ,1163 ,1171 ,1181 ,1187 ,1193 ,1201 ,1213 ,1217 ,1223 ,1229 ,1231 ,1237 ,1249 ,1259 ,1277 ,1279 ,1283 ,1289 ,1291 ,1297 ,1301 ,1303 ,1307 ,1319 ,1321 ,1327 ,1361 ,1367 ,1373 ,1381 ,1399 ,1409 ,1423 ,1427 ,1429 ,1433 ,1439 ,1447 ,1451 ,1453 ,1459 ,1471 ,1481 ,1483 ,1487 ,1489 ,1493 ,1499 ,1511 ,1523 ,1531 ,1543 ,1549 ,1553 ,1559 ,1567 ,1571 ,1579 ,1583 ,1597 ,1601 ,1607 ,1609 ,1613 ,1619 ,1621 ,1627 ,1637 ,1657 ,1663 ,1667 ,1669 ,1693 ,1697 ,1699 ,1709 ,1721 ,1723 ,1733 ,1741 ,1747 ,1753 ,1759 ,1777 ,1783 ,</text:p>
      <text:p text:style-name="P3">1787 ,1789 ,1801 ,1811 ,1823 ,1831 ,1847 ,1861 ,1867 ,1871 ,1873 ,1877 ,1879 ,1889 ,1901 ,1907 ,1913 ,1931 ,1933 ,1949 ,1951 ,1973 ,1979 ,1987 ,1993 ,1997 ,1999 ,2003 ,2011 ,2017 ,2027 ,2029 ,2039 ,2053 ,2063 ,2069 ,2081 ,2083 ,2087 ,2089 ,2099 ,2111 ,2113 ,2129 ,2131 ,2137 ,2141 ,2143 ,2153 ,2161 ,2179 ,2203 ,2207 ,2213 ,2221 ,2237 ,2239 ,2243 ,2251 ,2267 ,2269 ,2273 ,2281 ,2287 ,2293 ,2297 ,2309 ,2311 ,2333 ,2339 ,2341 ,2347 ,2351 ,2357 ,2371 ,2377 ,2381 ,2383 ,2389 ,2393 ,2399 ,2411 ,2417 ,2423 ,2437 ,2441 ,2447 ,2459 ,2467 ,2473 ,2477 ,2503 ,2521 ,2531 ,2539 ,2543 ,2549 ,2551 ,2557 ,2579 ,2591 ,2593 ,2609 ,2617 ,2621 ,2633 ,2647 ,2657 ,2659 ,2663 ,2671 ,2677 ,2683 ,2687 ,2689 ,2693 ,2699 ,2707 ,2711 ,2713 ,2719 ,2729 ,2731 ,2741 ,2749 ,2753 ,2767 ,2777 ,2789 ,2791 ,2797 ,2801 ,2803 ,2819 ,2833 ,2837 ,2843 ,2851 ,2857 ,2861 ,2879 ,2887 ,2897 ,2903 ,2909 ,2917 ,2927 ,2939 ,2953 ,2957 ,2963 ,2969 ,2971 ,2999 ,3001 ,3011 ,3019 ,3023 ,3037 ,3041 ,3049 ,3061 ,3067 ,3079 ,3083 ,3089 ,3109 ,3119 ,3121 ,3137 ,3163 ,3167 ,3169 ,3181 ,3187 ,3191 ,3203 ,3209 ,3217 ,3221 ,3229 ,3251 ,3253 ,3257 ,3259 ,3271 ,3299 ,3301 ,3307 ,3313 ,3319 ,3323 ,3329 ,3331 ,3343 ,3347 ,3359 ,3361 ,3371 ,3373 ,3389 ,3391 ,3407 ,3413 ,3433 ,3449 ,3457 ,3461 ,3463 ,3467 ,3469 ,3491 ,3499 ,3511 ,3517 ,3527 ,3529 ,3533 ,3539 ,3541 ,3547 ,3557 ,3559 ,</text:p>
      <text:p text:style-name="P3">using 2 procs, input was 3571, time was <text:s/>0.000493 </text:p>
      <text:p text:style-name="P3">[galicia@tuckoo hw2]$ </text:p>
      <text:p text:style-name="P3"><text:s/></text:p>
      <text:p text:style-name="P3"/>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oboy </meta:initial-creator>
    <meta:creation-date>2014-10-16T15:15:07.305296845</meta:creation-date>
    <dc:date>2014-10-16T16:28:29.060267052</dc:date>
    <dc:creator>tomoboy </dc:creator>
    <meta:editing-duration>PT1H11M30S</meta:editing-duration>
    <meta:editing-cycles>3</meta:editing-cycles>
    <meta:generator>LibreOffice/4.2.6.3$Linux_X86_64 LibreOffice_project/420m0$Build-3</meta:generator>
    <meta:document-statistic meta:table-count="0" meta:image-count="0" meta:object-count="3" meta:page-count="4" meta:paragraph-count="18" meta:word-count="1150" meta:character-count="6434" meta:non-whitespace-character-count="52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862in"/>
    </style:style>
    <style:style style:name="co3" style:family="table-column">
      <style:table-column-properties fo:break-before="auto" style:column-width="1.539in"/>
    </style:style>
    <style:style style:name="co4" style:family="table-column">
      <style:table-column-properties fo:break-before="auto" style:column-width="1.4756in"/>
    </style:style>
    <style:style style:name="co5" style:family="table-column">
      <style:table-column-properties fo:break-before="auto" style:column-width="1.4882in"/>
    </style:style>
    <style:style style:name="co6" style:family="table-column">
      <style:table-column-properties fo:break-before="auto" style:column-width="1.4374in"/>
    </style:style>
    <style:style style:name="co7" style:family="table-column">
      <style:table-column-properties fo:break-before="auto" style:column-width="1.500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fo:font-weight="bold" style:font-weight-asian="bold" style:font-weight-complex="bold"/>
    </style:style>
    <style:style style:name="ce3" style:family="table-cell" style:parent-style-name="Default" style:data-style-name="N126">
      <style:table-cell-properties fo:border="0.06pt solid #000000"/>
      <style:text-properties style:text-position=""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in"/>
      <style:text-properties style:text-position="" fo:font-weight="bold" style:font-weight-asian="bold" style:font-weight-complex="bold"/>
    </style:style>
    <style:style style:name="ce5" style:family="table-cell" style:parent-style-name="Default">
      <style:table-cell-properties fo:border="0.06pt solid #000000"/>
    </style:style>
    <style:style style:name="ce6"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data-style-name="N126">
      <style:table-cell-properties fo:border="0.06pt solid #000000"/>
      <style:text-properties fo:font-weight="bold" style:font-weight-asian="bold" style:font-weight-complex="bold"/>
    </style:style>
    <style:style style:name="ce8" style:family="table-cell" style:parent-style-name="Default">
      <style:table-cell-properties style:text-align-source="fix" style:repeat-content="false" fo:border="0.06pt solid #000000"/>
      <style:paragraph-properties fo:text-align="center" fo:margin-left="0in"/>
      <style:text-properties fo:font-weight="bold" style:font-weight-asian="bold" style:font-weight-complex="bold"/>
    </style:style>
  </office:automatic-styles>
  <office:body>
    <office:spreadsheet>
      <table:table table:name="Sheet1"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column table:style-name="co7" table:default-cell-style-name="Default"/>
        <table:table-row table:style-name="ro1" table:number-rows-repeated="14">
          <table:table-cell table:number-columns-repeated="17"/>
        </table:table-row>
        <table:table-row table:style-name="ro1">
          <table:table-cell table:number-columns-repeated="10"/>
          <table:table-cell table:style-name="ce5"/>
          <table:table-cell table:style-name="ce8" office:value-type="string" calcext:value-type="string" table:number-columns-spanned="6" table:number-rows-spanned="1">
            <text:p>TIMES(micro secs)</text:p>
          </table:table-cell>
          <table:covered-table-cell table:number-columns-repeated="5" table:style-name="ce5"/>
        </table:table-row>
        <table:table-row table:style-name="ro1">
          <table:table-cell table:number-columns-repeated="10"/>
          <table:table-cell table:style-name="ce6" office:value-type="string" calcext:value-type="string">
            <text:p>procs/areas</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4" calcext:value-type="float">
            <text:p>4</text:p>
          </table:table-cell>
          <table:table-cell table:style-name="ce6" office:value-type="float" office:value="8" calcext:value-type="float">
            <text:p>8</text:p>
          </table:table-cell>
          <table:table-cell table:style-name="ce6" office:value-type="float" office:value="16" calcext:value-type="float">
            <text:p>16</text:p>
          </table:table-cell>
          <table:table-cell table:style-name="ce6" office:value-type="float" office:value="32" calcext:value-type="float">
            <text:p>32</text:p>
          </table:table-cell>
        </table:table-row>
        <table:table-row table:style-name="ro1">
          <table:table-cell table:number-columns-repeated="10"/>
          <table:table-cell table:style-name="ce7" office:value-type="float" office:value="10000" calcext:value-type="float">
            <text:p>10.0E+03</text:p>
          </table:table-cell>
          <table:table-cell table:style-name="ce5" office:value-type="float" office:value="19" calcext:value-type="float">
            <text:p>19</text:p>
          </table:table-cell>
          <table:table-cell table:style-name="ce5" office:value-type="float" office:value="22" calcext:value-type="float">
            <text:p>22</text:p>
          </table:table-cell>
          <table:table-cell table:style-name="ce5" office:value-type="float" office:value="25" calcext:value-type="float">
            <text:p>25</text:p>
          </table:table-cell>
          <table:table-cell table:style-name="ce5" office:value-type="float" office:value="11744" calcext:value-type="float">
            <text:p>11744</text:p>
          </table:table-cell>
          <table:table-cell table:style-name="ce5" office:value-type="float" office:value="20" calcext:value-type="float">
            <text:p>20</text:p>
          </table:table-cell>
          <table:table-cell table:style-name="ce5" office:value-type="float" office:value="43" calcext:value-type="float">
            <text:p>43</text:p>
          </table:table-cell>
        </table:table-row>
        <table:table-row table:style-name="ro1">
          <table:table-cell table:number-columns-repeated="10"/>
          <table:table-cell table:style-name="ce7" office:value-type="float" office:value="100000" calcext:value-type="float">
            <text:p>10.0E+04</text:p>
          </table:table-cell>
          <table:table-cell table:style-name="ce5" office:value-type="float" office:value="187" calcext:value-type="float">
            <text:p>187</text:p>
          </table:table-cell>
          <table:table-cell table:style-name="ce5" office:value-type="float" office:value="140" calcext:value-type="float">
            <text:p>140</text:p>
          </table:table-cell>
          <table:table-cell table:style-name="ce5" office:value-type="float" office:value="83" calcext:value-type="float">
            <text:p>83</text:p>
          </table:table-cell>
          <table:table-cell table:style-name="ce5" office:value-type="float" office:value="14720" calcext:value-type="float">
            <text:p>14720</text:p>
          </table:table-cell>
          <table:table-cell table:style-name="ce5" office:value-type="float" office:value="32" calcext:value-type="float">
            <text:p>32</text:p>
          </table:table-cell>
          <table:table-cell table:style-name="ce5" office:value-type="float" office:value="50" calcext:value-type="float">
            <text:p>50</text:p>
          </table:table-cell>
        </table:table-row>
        <table:table-row table:style-name="ro1">
          <table:table-cell table:number-columns-repeated="10"/>
          <table:table-cell table:style-name="ce7" office:value-type="float" office:value="1000000" calcext:value-type="float">
            <text:p>10.0E+05</text:p>
          </table:table-cell>
          <table:table-cell table:style-name="ce5" office:value-type="float" office:value="1878" calcext:value-type="float">
            <text:p>1878</text:p>
          </table:table-cell>
          <table:table-cell table:style-name="ce5" office:value-type="float" office:value="1347" calcext:value-type="float">
            <text:p>1347</text:p>
          </table:table-cell>
          <table:table-cell table:style-name="ce5" office:value-type="float" office:value="683" calcext:value-type="float">
            <text:p>683</text:p>
          </table:table-cell>
          <table:table-cell table:style-name="ce5" office:value-type="float" office:value="4472" calcext:value-type="float">
            <text:p>4472</text:p>
          </table:table-cell>
          <table:table-cell table:style-name="ce5" office:value-type="float" office:value="193" calcext:value-type="float">
            <text:p>193</text:p>
          </table:table-cell>
          <table:table-cell table:style-name="ce5" office:value-type="float" office:value="102" calcext:value-type="float">
            <text:p>102</text:p>
          </table:table-cell>
        </table:table-row>
        <table:table-row table:style-name="ro1">
          <table:table-cell table:number-columns-repeated="10"/>
          <table:table-cell table:style-name="ce7" office:value-type="float" office:value="10000000" calcext:value-type="float">
            <text:p>10.0E+06</text:p>
          </table:table-cell>
          <table:table-cell table:style-name="ce5" office:value-type="float" office:value="22900" calcext:value-type="float">
            <text:p>22900</text:p>
          </table:table-cell>
          <table:table-cell table:style-name="ce5" office:value-type="float" office:value="13326" calcext:value-type="float">
            <text:p>13326</text:p>
          </table:table-cell>
          <table:table-cell table:style-name="ce5" office:value-type="float" office:value="4782" calcext:value-type="float">
            <text:p>4782</text:p>
          </table:table-cell>
          <table:table-cell table:style-name="ce5" office:value-type="float" office:value="14820" calcext:value-type="float">
            <text:p>14820</text:p>
          </table:table-cell>
          <table:table-cell table:style-name="ce5" office:value-type="float" office:value="1687" calcext:value-type="float">
            <text:p>1687</text:p>
          </table:table-cell>
          <table:table-cell table:style-name="ce5" office:value-type="float" office:value="851" calcext:value-type="float">
            <text:p>851</text:p>
          </table:table-cell>
        </table:table-row>
        <table:table-row table:style-name="ro1">
          <table:table-cell table:number-columns-repeated="10"/>
          <table:table-cell table:style-name="ce7" office:value-type="float" office:value="100000000" calcext:value-type="float">
            <text:p>10.0E+07</text:p>
          </table:table-cell>
          <table:table-cell table:style-name="ce5" office:value-type="float" office:value="187511" calcext:value-type="float">
            <text:p>187511</text:p>
          </table:table-cell>
          <table:table-cell table:style-name="ce5" office:value-type="float" office:value="98020" calcext:value-type="float">
            <text:p>98020</text:p>
          </table:table-cell>
          <table:table-cell table:style-name="ce5" office:value-type="float" office:value="48463" calcext:value-type="float">
            <text:p>48463</text:p>
          </table:table-cell>
          <table:table-cell table:style-name="ce5" office:value-type="float" office:value="42224" calcext:value-type="float">
            <text:p>42224</text:p>
          </table:table-cell>
          <table:table-cell table:style-name="ce5" office:value-type="float" office:value="16628" calcext:value-type="float">
            <text:p>16628</text:p>
          </table:table-cell>
          <table:table-cell table:style-name="ce5" office:value-type="float" office:value="7958" calcext:value-type="float">
            <text:p>7958</text:p>
          </table:table-cell>
        </table:table-row>
        <table:table-row table:style-name="ro1">
          <table:table-cell table:number-columns-repeated="10"/>
          <table:table-cell table:style-name="ce7" office:value-type="float" office:value="1000000000" calcext:value-type="float">
            <text:p>10.0E+08</text:p>
          </table:table-cell>
          <table:table-cell table:style-name="ce5" office:value-type="float" office:value="1878090" calcext:value-type="float">
            <text:p>1878090</text:p>
          </table:table-cell>
          <table:table-cell table:style-name="ce5" office:value-type="float" office:value="942441" calcext:value-type="float">
            <text:p>942441</text:p>
          </table:table-cell>
          <table:table-cell table:style-name="ce5" office:value-type="float" office:value="472981" calcext:value-type="float">
            <text:p>472981</text:p>
          </table:table-cell>
          <table:table-cell table:style-name="ce5" office:value-type="float" office:value="311261" calcext:value-type="float">
            <text:p>311261</text:p>
          </table:table-cell>
          <table:table-cell table:style-name="ce5" office:value-type="float" office:value="182413" calcext:value-type="float">
            <text:p>182413</text:p>
          </table:table-cell>
          <table:table-cell table:style-name="ce5" office:value-type="float" office:value="99602" calcext:value-type="float">
            <text:p>99602</text:p>
          </table:table-cell>
        </table:table-row>
        <table:table-row table:style-name="ro1">
          <table:table-cell table:number-columns-repeated="10"/>
          <table:table-cell table:style-name="ce7" office:value-type="float" office:value="10000000000" calcext:value-type="float">
            <text:p>10.0E+09</text:p>
          </table:table-cell>
          <table:table-cell table:style-name="ce5" office:value-type="float" office:value="18756401" calcext:value-type="float">
            <text:p>18756401</text:p>
          </table:table-cell>
          <table:table-cell table:style-name="ce5" office:value-type="float" office:value="9380895" calcext:value-type="float">
            <text:p>9380895</text:p>
          </table:table-cell>
          <table:table-cell table:style-name="ce5" office:value-type="float" office:value="4688932" calcext:value-type="float">
            <text:p>4688932</text:p>
          </table:table-cell>
          <table:table-cell table:style-name="ce5" office:value-type="float" office:value="2831292" calcext:value-type="float">
            <text:p>2831292</text:p>
          </table:table-cell>
          <table:table-cell table:style-name="ce5" office:value-type="float" office:value="1379571" calcext:value-type="float">
            <text:p>1379571</text:p>
          </table:table-cell>
          <table:table-cell table:style-name="ce5" office:value-type="float" office:value="744134" calcext:value-type="float">
            <text:p>74413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5" number:min-integer-digits="1"/>
    </number:number-style>
    <number:number-style style:name="N122">
      <number:number number:decimal-places="16" number:min-integer-digits="1"/>
    </number:number-style>
    <number:number-style style:name="N123">
      <number:number number:decimal-places="14" number:min-integer-digits="1"/>
    </number:number-style>
    <number:number-style style:name="N124">
      <number:number number:decimal-places="13" number:min-integer-digits="1"/>
    </number:number-style>
    <number:number-style style:name="N125">
      <number:number number:decimal-places="1" number:min-integer-digits="1"/>
    </number:number-style>
    <number:number-style style:name="N126">
      <number:scientific-number number:decimal-places="1" number:min-integer-digits="2" number:min-exponent-digits="2"/>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10" number:min-integer-digits="1"/>
    </number:number-style>
    <number:number-style style:name="N131">
      <number:scientific-number number:decimal-places="1" number:min-integer-digits="2" number:min-exponent-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6">00/00/0000</text:date>, <text:time style:data-style-name="N2" text:time-value="15:38:35.8272746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862in"/>
    </style:style>
    <style:style style:name="co3" style:family="table-column">
      <style:table-column-properties fo:break-before="auto" style:column-width="1.539in"/>
    </style:style>
    <style:style style:name="co4" style:family="table-column">
      <style:table-column-properties fo:break-before="auto" style:column-width="1.4756in"/>
    </style:style>
    <style:style style:name="co5" style:family="table-column">
      <style:table-column-properties fo:break-before="auto" style:column-width="1.4882in"/>
    </style:style>
    <style:style style:name="co6" style:family="table-column">
      <style:table-column-properties fo:break-before="auto" style:column-width="1.4374in"/>
    </style:style>
    <style:style style:name="co7" style:family="table-column">
      <style:table-column-properties fo:break-before="auto" style:column-width="1.500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fo:font-weight="bold" style:font-weight-asian="bold" style:font-weight-complex="bold"/>
    </style:style>
    <style:style style:name="ce3" style:family="table-cell" style:parent-style-name="Default" style:data-style-name="N126">
      <style:table-cell-properties fo:border="0.06pt solid #000000"/>
      <style:text-properties style:text-position=""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in"/>
      <style:text-properties style:text-position="" fo:font-weight="bold" style:font-weight-asian="bold" style:font-weight-complex="bold"/>
    </style:style>
    <style:style style:name="ce5" style:family="table-cell" style:parent-style-name="Default" style:data-style-name="N123">
      <style:table-cell-properties fo:border="0.06pt solid #000000"/>
      <style:text-properties style:text-position=""/>
    </style:style>
    <style:style style:name="ce6" style:family="table-cell" style:parent-style-name="Default">
      <style:table-cell-properties fo:border="0.06pt solid #000000"/>
    </style:style>
    <style:style style:name="ce7" style:family="table-cell" style:parent-style-name="Default">
      <style:table-cell-properties fo:border="0.06pt solid #000000"/>
      <style:text-properties fo:font-weight="bold" style:font-weight-asian="bold" style:font-weight-complex="bold"/>
    </style:style>
    <style:style style:name="ce8" style:family="table-cell" style:parent-style-name="Default" style:data-style-name="N126">
      <style:table-cell-properties fo:border="0.06pt solid #000000"/>
      <style:text-properties fo:font-weight="bold" style:font-weight-asian="bold" style:font-weight-complex="bold"/>
    </style:style>
    <style:style style:name="ce9" style:family="table-cell" style:parent-style-name="Default">
      <style:table-cell-properties style:text-align-source="fix" style:repeat-content="false" fo:border="0.06pt solid #000000"/>
      <style:paragraph-properties fo:text-align="center" fo:margin-left="0in"/>
      <style:text-properties fo:font-weight="bold" style:font-weight-asian="bold" style:font-weight-complex="bold"/>
    </style:style>
    <style:style style:name="ce10" style:family="table-cell" style:parent-style-name="Default" style:data-style-name="N123">
      <style:table-cell-properties fo:border="0.06pt solid #000000"/>
    </style:style>
  </office:automatic-styles>
  <office:body>
    <office:spreadsheet>
      <table:table table:name="Sheet1"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column table:style-name="co7" table:default-cell-style-name="Default"/>
        <table:table-row table:style-name="ro1" table:number-rows-repeated="24">
          <table:table-cell table:number-columns-repeated="17"/>
        </table:table-row>
        <table:table-row table:style-name="ro1">
          <table:table-cell table:number-columns-repeated="10"/>
          <table:table-cell table:style-name="ce6"/>
          <table:table-cell table:style-name="ce9" office:value-type="string" calcext:value-type="string" table:number-columns-spanned="6" table:number-rows-spanned="1">
            <text:p>% ERRORS</text:p>
          </table:table-cell>
          <table:covered-table-cell table:number-columns-repeated="5" table:style-name="ce6"/>
        </table:table-row>
        <table:table-row table:style-name="ro1">
          <table:table-cell table:number-columns-repeated="10"/>
          <table:table-cell table:style-name="ce7" office:value-type="string" calcext:value-type="string">
            <text:p>procs/areas</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4" calcext:value-type="float">
            <text:p>4</text:p>
          </table:table-cell>
          <table:table-cell table:style-name="ce7" office:value-type="float" office:value="8" calcext:value-type="float">
            <text:p>8</text:p>
          </table:table-cell>
          <table:table-cell table:style-name="ce7" office:value-type="float" office:value="16" calcext:value-type="float">
            <text:p>16</text:p>
          </table:table-cell>
          <table:table-cell table:style-name="ce7" office:value-type="float" office:value="32" calcext:value-type="float">
            <text:p>32</text:p>
          </table:table-cell>
        </table:table-row>
        <table:table-row table:style-name="ro1">
          <table:table-cell table:number-columns-repeated="10"/>
          <table:table-cell table:style-name="ce8" office:value-type="float" office:value="10000" calcext:value-type="float">
            <text:p>10.0E+03</text:p>
          </table:table-cell>
          <table:table-cell table:style-name="ce10" office:value-type="float" office:value="0.00000265258227921721" calcext:value-type="float">
            <text:p>0.00000265258228</text:p>
          </table:table-cell>
          <table:table-cell table:number-columns-repeated="3" table:style-name="ce10" office:value-type="float" office:value="0.00000265258259020478" calcext:value-type="float">
            <text:p>0.00000265258259</text:p>
          </table:table-cell>
          <table:table-cell table:number-columns-repeated="2" table:style-name="ce10" office:value-type="float" office:value="0.511335759747655" calcext:value-type="float">
            <text:p>0.51133575974766</text:p>
          </table:table-cell>
        </table:table-row>
        <table:table-row table:style-name="ro1">
          <table:table-cell table:number-columns-repeated="10"/>
          <table:table-cell table:style-name="ce8" office:value-type="float" office:value="100000" calcext:value-type="float">
            <text:p>10.0E+04</text:p>
          </table:table-cell>
          <table:table-cell table:number-columns-repeated="2" table:style-name="ce10" office:value-type="float" office:value="0.0000000265260380803845" calcext:value-type="float">
            <text:p>0.00000002652604</text:p>
          </table:table-cell>
          <table:table-cell table:style-name="ce10" office:value-type="float" office:value="0.0000000265257129570171" calcext:value-type="float">
            <text:p>0.00000002652571</text:p>
          </table:table-cell>
          <table:table-cell table:number-columns-repeated="2" table:style-name="ce10" office:value-type="float" office:value="0.0000000265260380803845" calcext:value-type="float">
            <text:p>0.00000002652604</text:p>
          </table:table-cell>
          <table:table-cell table:style-name="ce10" office:value-type="float" office:value="0.10194066780111" calcext:value-type="float">
            <text:p>0.10194066780111</text:p>
          </table:table-cell>
        </table:table-row>
        <table:table-row table:style-name="ro1">
          <table:table-cell table:number-columns-repeated="10"/>
          <table:table-cell table:style-name="ce8" office:value-type="float" office:value="1000000" calcext:value-type="float">
            <text:p>10.0E+05</text:p>
          </table:table-cell>
          <table:table-cell table:style-name="ce10" office:value-type="float" office:value="0.000000000266431531716553" calcext:value-type="float">
            <text:p>0.00000000026643</text:p>
          </table:table-cell>
          <table:table-cell table:style-name="ce10" office:value-type="float" office:value="0.000000000266106408349114" calcext:value-type="float">
            <text:p>0.00000000026611</text:p>
          </table:table-cell>
          <table:table-cell table:number-columns-repeated="4" table:style-name="ce10" office:value-type="float" office:value="0.000000000265470297412822" calcext:value-type="float">
            <text:p>0.00000000026547</text:p>
          </table:table-cell>
        </table:table-row>
        <table:table-row table:style-name="ro1">
          <table:table-cell table:number-columns-repeated="10"/>
          <table:table-cell table:style-name="ce8" office:value-type="float" office:value="10000000" calcext:value-type="float">
            <text:p>10.0E+06</text:p>
          </table:table-cell>
          <table:table-cell table:style-name="ce10" office:value-type="float" office:value="0.000000000000961234303731197" calcext:value-type="float">
            <text:p>0.00000000000096</text:p>
          </table:table-cell>
          <table:table-cell table:style-name="ce10" office:value-type="float" office:value="0.00000000000350567804890201" calcext:value-type="float">
            <text:p>0.00000000000351</text:p>
          </table:table-cell>
          <table:table-cell table:style-name="ce10" office:value-type="float" office:value="0.00000000000286956711260931" calcext:value-type="float">
            <text:p>0.00000000000287</text:p>
          </table:table-cell>
          <table:table-cell table:number-columns-repeated="3" table:style-name="ce10" office:value-type="float" office:value="0.00000000000254444374517082" calcext:value-type="float">
            <text:p>0.00000000000254</text:p>
          </table:table-cell>
        </table:table-row>
        <table:table-row table:style-name="ro1">
          <table:table-cell table:number-columns-repeated="10"/>
          <table:table-cell table:style-name="ce8" office:value-type="float" office:value="100000000" calcext:value-type="float">
            <text:p>10.0E+07</text:p>
          </table:table-cell>
          <table:table-cell table:style-name="ce10" office:value-type="float" office:value="0.00000000000190833280887811" calcext:value-type="float">
            <text:p>0.00000000000191</text:p>
          </table:table-cell>
          <table:table-cell table:style-name="ce10" office:value-type="float" office:value="0.00000000000414178898519472" calcext:value-type="float">
            <text:p>0.00000000000414</text:p>
          </table:table-cell>
          <table:table-cell table:style-name="ce10" office:value-type="float" office:value="0.00000000000381666561775622" calcext:value-type="float">
            <text:p>0.00000000000382</text:p>
          </table:table-cell>
          <table:table-cell table:number-columns-repeated="3" table:style-name="ce10" office:value-type="float" office:value="0" calcext:value-type="float">
            <text:p>0.00000000000000</text:p>
          </table:table-cell>
        </table:table-row>
        <table:table-row table:style-name="ro1">
          <table:table-cell table:number-columns-repeated="10"/>
          <table:table-cell table:style-name="ce8" office:value-type="float" office:value="1000000000" calcext:value-type="float">
            <text:p>10.0E+08</text:p>
          </table:table-cell>
          <table:table-cell table:style-name="ce10" office:value-type="float" office:value="0.0000000000203696857599508" calcext:value-type="float">
            <text:p>0.00000000002037</text:p>
          </table:table-cell>
          <table:table-cell table:style-name="ce10" office:value-type="float" office:value="0.00000000000381666561775622" calcext:value-type="float">
            <text:p>0.00000000000382</text:p>
          </table:table-cell>
          <table:table-cell table:style-name="ce10" office:value-type="float" office:value="0.00000000000350567804890201" calcext:value-type="float">
            <text:p>0.00000000000351</text:p>
          </table:table-cell>
          <table:table-cell table:style-name="ce10" office:value-type="float" office:value="0.000000000000636110936292704" calcext:value-type="float">
            <text:p>0.00000000000064</text:p>
          </table:table-cell>
          <table:table-cell table:style-name="ce10" office:value-type="float" office:value="0.00000000000286956711260931" calcext:value-type="float">
            <text:p>0.00000000000287</text:p>
          </table:table-cell>
          <table:table-cell table:style-name="ce10" office:value-type="float" office:value="0.000000000000636110936292704" calcext:value-type="float">
            <text:p>0.00000000000064</text:p>
          </table:table-cell>
        </table:table-row>
        <table:table-row table:style-name="ro1">
          <table:table-cell table:number-columns-repeated="10"/>
          <table:table-cell table:style-name="ce8" office:value-type="float" office:value="10000000000" calcext:value-type="float">
            <text:p>10.0E+09</text:p>
          </table:table-cell>
          <table:table-cell table:style-name="ce10" office:value-type="float" office:value="0.00000000000572499842663434" calcext:value-type="float">
            <text:p>0.00000000000572</text:p>
          </table:table-cell>
          <table:table-cell table:style-name="ce10" office:value-type="float" office:value="0.00000000000350567804890201" calcext:value-type="float">
            <text:p>0.00000000000351</text:p>
          </table:table-cell>
          <table:table-cell table:style-name="ce10" office:value-type="float" office:value="0.000000000000961234303731197" calcext:value-type="float">
            <text:p>0.00000000000096</text:p>
          </table:table-cell>
          <table:table-cell table:style-name="ce10" office:value-type="float" office:value="0.000000000000636110936292704" calcext:value-type="float">
            <text:p>0.00000000000064</text:p>
          </table:table-cell>
          <table:table-cell table:style-name="ce10" office:value-type="float" office:value="0.00000000000127222187258541" calcext:value-type="float">
            <text:p>0.00000000000127</text:p>
          </table:table-cell>
          <table:table-cell table:style-name="ce10" office:value-type="float" office:value="0.000000000000961234303731197" calcext:value-type="float">
            <text:p>0.0000000000009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5" number:min-integer-digits="1"/>
    </number:number-style>
    <number:number-style style:name="N122">
      <number:number number:decimal-places="16" number:min-integer-digits="1"/>
    </number:number-style>
    <number:number-style style:name="N123">
      <number:number number:decimal-places="14" number:min-integer-digits="1"/>
    </number:number-style>
    <number:number-style style:name="N124">
      <number:number number:decimal-places="13" number:min-integer-digits="1"/>
    </number:number-style>
    <number:number-style style:name="N125">
      <number:number number:decimal-places="1" number:min-integer-digits="1"/>
    </number:number-style>
    <number:number-style style:name="N126">
      <number:scientific-number number:decimal-places="1" number:min-integer-digits="2" number:min-exponent-digits="2"/>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10" number:min-integer-digits="1"/>
    </number:number-style>
    <number:number-style style:name="N131">
      <number:scientific-number number:decimal-places="1" number:min-integer-digits="2" number:min-exponent-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6">00/00/0000</text:date>, <text:time style:data-style-name="N2" text:time-value="15:39:05.6203872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862in"/>
    </style:style>
    <style:style style:name="co3" style:family="table-column">
      <style:table-column-properties fo:break-before="auto" style:column-width="1.539in"/>
    </style:style>
    <style:style style:name="co4" style:family="table-column">
      <style:table-column-properties fo:break-before="auto" style:column-width="1.4756in"/>
    </style:style>
    <style:style style:name="co5" style:family="table-column">
      <style:table-column-properties fo:break-before="auto" style:column-width="1.4882in"/>
    </style:style>
    <style:style style:name="co6" style:family="table-column">
      <style:table-column-properties fo:break-before="auto" style:column-width="1.4374in"/>
    </style:style>
    <style:style style:name="co7" style:family="table-column">
      <style:table-column-properties fo:break-before="auto" style:column-width="1.500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data-style-name="N126">
      <style:table-cell-properties fo:border="0.06pt solid #000000"/>
      <style:text-properties fo:font-weight="bold" style:font-weight-asian="bold" style:font-weight-complex="bold"/>
    </style:style>
    <style:style style:name="ce3" style:family="table-cell" style:parent-style-name="Default" style:data-style-name="N126">
      <style:table-cell-properties style:text-align-source="fix" style:repeat-content="false" fo:border="0.06pt solid #000000"/>
      <style:paragraph-properties fo:text-align="center" fo:margin-left="0in"/>
      <style:text-properties fo:font-weight="bold" style:font-weight-asian="bold" style:font-weight-complex="bold"/>
    </style:style>
    <style:style style:name="ce4" style:family="table-cell" style:parent-style-name="Default">
      <style:table-cell-properties fo:border="0.06pt solid #000000"/>
      <style:text-properties fo:font-weight="bold" style:font-weight-asian="bold" style:font-weight-complex="bold"/>
    </style:style>
  </office:automatic-styles>
  <office:body>
    <office:spreadsheet>
      <table:table table:name="Sheet1"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column table:style-name="co7" table:default-cell-style-name="Default"/>
        <table:table-row table:style-name="ro1" table:number-rows-repeated="35">
          <table:table-cell table:number-columns-repeated="17"/>
        </table:table-row>
        <table:table-row table:style-name="ro1">
          <table:table-cell table:number-columns-repeated="10"/>
          <table:table-cell table:style-name="ce1"/>
          <table:table-cell table:style-name="ce3" office:value-type="string" calcext:value-type="string" table:number-columns-spanned="6" table:number-rows-spanned="1">
            <text:p>TIMES(micro secs)</text:p>
          </table:table-cell>
          <table:covered-table-cell table:number-columns-repeated="5" table:style-name="ce1"/>
        </table:table-row>
        <table:table-row table:style-name="ro1">
          <table:table-cell table:number-columns-repeated="10"/>
          <table:table-cell table:style-name="ce1" office:value-type="string" calcext:value-type="string">
            <text:p>procs/n</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4" calcext:value-type="float">
            <text:p>4</text:p>
          </table:table-cell>
          <table:table-cell table:style-name="ce4" office:value-type="float" office:value="8" calcext:value-type="float">
            <text:p>8</text:p>
          </table:table-cell>
          <table:table-cell table:style-name="ce4" office:value-type="float" office:value="16" calcext:value-type="float">
            <text:p>16</text:p>
          </table:table-cell>
          <table:table-cell table:style-name="ce4" office:value-type="float" office:value="32" calcext:value-type="float">
            <text:p>32</text:p>
          </table:table-cell>
        </table:table-row>
        <table:table-row table:style-name="ro1">
          <table:table-cell table:number-columns-repeated="10"/>
          <table:table-cell table:style-name="ce2" office:value-type="float" office:value="10000" calcext:value-type="float">
            <text:p>10.0E+03</text:p>
          </table:table-cell>
          <table:table-cell table:style-name="ce1" office:value-type="float" office:value="10" calcext:value-type="float">
            <text:p>10</text:p>
          </table:table-cell>
          <table:table-cell table:style-name="ce1" office:value-type="float" office:value="281" calcext:value-type="float">
            <text:p>281</text:p>
          </table:table-cell>
          <table:table-cell table:style-name="ce1" office:value-type="float" office:value="1943" calcext:value-type="float">
            <text:p>1943</text:p>
          </table:table-cell>
          <table:table-cell table:style-name="ce1" table:number-columns-repeated="3"/>
        </table:table-row>
        <table:table-row table:style-name="ro1">
          <table:table-cell table:number-columns-repeated="10"/>
          <table:table-cell table:style-name="ce2" office:value-type="float" office:value="100000" calcext:value-type="float">
            <text:p>10.0E+04</text:p>
          </table:table-cell>
          <table:table-cell table:style-name="ce1" office:value-type="float" office:value="92" calcext:value-type="float">
            <text:p>92</text:p>
          </table:table-cell>
          <table:table-cell table:style-name="ce1" office:value-type="float" office:value="343" calcext:value-type="float">
            <text:p>343</text:p>
          </table:table-cell>
          <table:table-cell table:style-name="ce1" office:value-type="float" office:value="571" calcext:value-type="float">
            <text:p>571</text:p>
          </table:table-cell>
          <table:table-cell table:style-name="ce1" table:number-columns-repeated="2"/>
          <table:table-cell table:style-name="ce1" office:value-type="float" office:value="117000" calcext:value-type="float">
            <text:p>117000</text:p>
          </table:table-cell>
        </table:table-row>
        <table:table-row table:style-name="ro1">
          <table:table-cell table:number-columns-repeated="10"/>
          <table:table-cell table:style-name="ce2" office:value-type="float" office:value="1000000" calcext:value-type="float">
            <text:p>10.0E+05</text:p>
          </table:table-cell>
          <table:table-cell table:style-name="ce1" office:value-type="float" office:value="1392" calcext:value-type="float">
            <text:p>1392</text:p>
          </table:table-cell>
          <table:table-cell table:style-name="ce1" office:value-type="float" office:value="1292" calcext:value-type="float">
            <text:p>1292</text:p>
          </table:table-cell>
          <table:table-cell table:style-name="ce1" office:value-type="float" office:value="1902" calcext:value-type="float">
            <text:p>1902</text:p>
          </table:table-cell>
          <table:table-cell table:style-name="ce1" office:value-type="float" office:value="24748" calcext:value-type="float">
            <text:p>24748</text:p>
          </table:table-cell>
          <table:table-cell table:style-name="ce1" table:number-columns-repeated="2"/>
        </table:table-row>
        <table:table-row table:style-name="ro1">
          <table:table-cell table:number-columns-repeated="10"/>
          <table:table-cell table:style-name="ce2" office:value-type="float" office:value="10000000" calcext:value-type="float">
            <text:p>10.0E+06</text:p>
          </table:table-cell>
          <table:table-cell table:style-name="ce1" office:value-type="float" office:value="59506" calcext:value-type="float">
            <text:p>59506</text:p>
          </table:table-cell>
          <table:table-cell table:style-name="ce1" office:value-type="float" office:value="28694" calcext:value-type="float">
            <text:p>28694</text:p>
          </table:table-cell>
          <table:table-cell table:style-name="ce1" office:value-type="float" office:value="12162" calcext:value-type="float">
            <text:p>12162</text:p>
          </table:table-cell>
          <table:table-cell table:style-name="ce1" office:value-type="float" office:value="5759" calcext:value-type="float">
            <text:p>5759</text:p>
          </table:table-cell>
          <table:table-cell table:style-name="ce1" office:value-type="float" office:value="1921" calcext:value-type="float">
            <text:p>1921</text:p>
          </table:table-cell>
          <table:table-cell table:style-name="ce1"/>
        </table:table-row>
        <table:table-row table:style-name="ro1">
          <table:table-cell table:number-columns-repeated="10"/>
          <table:table-cell table:style-name="ce2" office:value-type="float" office:value="100000000" calcext:value-type="float">
            <text:p>10.0E+07</text:p>
          </table:table-cell>
          <table:table-cell table:style-name="ce1" office:value-type="float" office:value="10973" calcext:value-type="float">
            <text:p>10973</text:p>
          </table:table-cell>
          <table:table-cell table:style-name="ce1" office:value-type="float" office:value="12062" calcext:value-type="float">
            <text:p>12062</text:p>
          </table:table-cell>
          <table:table-cell table:style-name="ce1" office:value-type="float" office:value="14718" calcext:value-type="float">
            <text:p>14718</text:p>
          </table:table-cell>
          <table:table-cell table:style-name="ce1" office:value-type="float" office:value="25154" calcext:value-type="float">
            <text:p>25154</text:p>
          </table:table-cell>
          <table:table-cell table:style-name="ce1" office:value-type="float" office:value="44452" calcext:value-type="float">
            <text:p>44452</text:p>
          </table:table-cell>
          <table:table-cell table:style-name="ce1" office:value-type="float" office:value="169620" calcext:value-type="float">
            <text:p>169620</text:p>
          </table:table-cell>
        </table:table-row>
        <table:table-row table:style-name="ro1">
          <table:table-cell table:number-columns-repeated="10"/>
          <table:table-cell table:style-name="ce2" office:value-type="float" office:value="1000000000" calcext:value-type="float">
            <text:p>10.0E+08</text:p>
          </table:table-cell>
          <table:table-cell table:style-name="ce1" office:value-type="float" office:value="5.767095" calcext:value-type="float">
            <text:p>5.767095</text:p>
          </table:table-cell>
          <table:table-cell table:style-name="ce1" office:value-type="float" office:value="5295841" calcext:value-type="float">
            <text:p>5295841</text:p>
          </table:table-cell>
          <table:table-cell table:style-name="ce1" office:value-type="float" office:value="3017040" calcext:value-type="float">
            <text:p>3017040</text:p>
          </table:table-cell>
          <table:table-cell table:style-name="ce1" office:value-type="float" office:value="2447392" calcext:value-type="float">
            <text:p>2447392</text:p>
          </table:table-cell>
          <table:table-cell table:style-name="ce1" office:value-type="float" office:value="1456115" calcext:value-type="float">
            <text:p>1456115</text:p>
          </table:table-cell>
          <table:table-cell table:style-name="ce1" office:value-type="float" office:value="764800" calcext:value-type="float">
            <text:p>764800</text:p>
          </table:table-cell>
        </table:table-row>
        <table:table-row table:style-name="ro1">
          <table:table-cell table:number-columns-repeated="10"/>
          <table:table-cell table:style-name="ce2" office:value-type="float" office:value="10000000000" calcext:value-type="float">
            <text:p>10.0E+09</text:p>
          </table:table-cell>
          <table:table-cell table:style-name="ce1" office:value-type="float" office:value="69519261" calcext:value-type="float">
            <text:p>69519261</text:p>
          </table:table-cell>
          <table:table-cell table:style-name="ce1" office:value-type="float" office:value="97379120" calcext:value-type="float">
            <text:p>97379120</text:p>
          </table:table-cell>
          <table:table-cell table:style-name="ce1" office:value-type="float" office:value="32611809" calcext:value-type="float">
            <text:p>32611809</text:p>
          </table:table-cell>
          <table:table-cell table:style-name="ce1" office:value-type="float" office:value="25859247" calcext:value-type="float">
            <text:p>25859247</text:p>
          </table:table-cell>
          <table:table-cell table:style-name="ce1" office:value-type="float" office:value="15288342" calcext:value-type="float">
            <text:p>15288342</text:p>
          </table:table-cell>
          <table:table-cell table:style-name="ce1" office:value-type="float" office:value="8646312" calcext:value-type="float">
            <text:p>864631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5" number:min-integer-digits="1"/>
    </number:number-style>
    <number:number-style style:name="N122">
      <number:number number:decimal-places="16" number:min-integer-digits="1"/>
    </number:number-style>
    <number:number-style style:name="N123">
      <number:number number:decimal-places="14" number:min-integer-digits="1"/>
    </number:number-style>
    <number:number-style style:name="N124">
      <number:number number:decimal-places="13" number:min-integer-digits="1"/>
    </number:number-style>
    <number:number-style style:name="N125">
      <number:number number:decimal-places="1" number:min-integer-digits="1"/>
    </number:number-style>
    <number:number-style style:name="N126">
      <number:scientific-number number:decimal-places="1" number:min-integer-digits="2" number:min-exponent-digits="2"/>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10" number:min-integer-digits="1"/>
    </number:number-style>
    <number:number-style style:name="N131">
      <number:scientific-number number:decimal-places="1" number:min-integer-digits="2" number:min-exponent-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6">00/00/0000</text:date>, <text:time style:data-style-name="N2" text:time-value="15:41:30.571593825">00:00:00</text:time></text:p>
        </style:region-right>
      </style:header>
      <style:header-left style:display="false"/>
      <style:footer>
        <text:p>Page <text:page-number>1</text:page-number> / <text:page-count>99</text:page-count></text:p>
      </style:footer>
      <style:footer-left style:display="false"/>
    </style:master-page>
  </office:master-styles>
</office:document-styles>
</file>